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3d54bf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7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rsid="003544a5" officeooo:paragraph-rsid="003544a5"/>
    </style:style>
    <style:style style:name="P10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3d54bf"/>
    </style:style>
    <style:style style:name="P13" style:family="paragraph" style:parent-style-name="Text_20_body">
      <style:paragraph-properties fo:text-align="justify" style:justify-single-word="false"/>
      <style:text-properties officeooo:paragraph-rsid="0036394e"/>
    </style:style>
    <style:style style:name="P14" style:family="paragraph" style:parent-style-name="Text_20_body">
      <style:paragraph-properties fo:text-align="justify" style:justify-single-word="false"/>
      <style:text-properties officeooo:paragraph-rsid="00385b87"/>
    </style:style>
    <style:style style:name="P15" style:family="paragraph" style:parent-style-name="Text_20_body">
      <style:paragraph-properties fo:text-align="justify" style:justify-single-word="false"/>
      <style:text-properties officeooo:paragraph-rsid="003bc9a5"/>
    </style:style>
    <style:style style:name="P16" style:family="paragraph" style:parent-style-name="Text_20_body">
      <style:paragraph-properties fo:text-align="justify" style:justify-single-word="false"/>
      <style:text-properties officeooo:paragraph-rsid="003eaccc"/>
    </style:style>
    <style:style style:name="P17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18" style:family="paragraph" style:parent-style-name="Text_20_body">
      <style:text-properties officeooo:paragraph-rsid="003d54bf"/>
    </style:style>
    <style:style style:name="P19" style:family="paragraph" style:parent-style-name="Text_20_body">
      <style:text-properties officeooo:rsid="003f3bb4" officeooo:paragraph-rsid="003f3bb4"/>
    </style:style>
    <style:style style:name="P20" style:family="paragraph" style:parent-style-name="Text_20_body">
      <style:text-properties officeooo:paragraph-rsid="003f3bb4"/>
    </style:style>
    <style:style style:name="P21" style:family="paragraph" style:parent-style-name="Text_20_body">
      <style:text-properties officeooo:paragraph-rsid="00410113"/>
    </style:style>
    <style:style style:name="P22" style:family="paragraph" style:parent-style-name="Text_20_body">
      <style:text-properties officeooo:rsid="0042893f" officeooo:paragraph-rsid="0042893f"/>
    </style:style>
    <style:style style:name="P23" style:family="paragraph" style:parent-style-name="Text_20_body">
      <style:text-properties officeooo:rsid="0042cda3" officeooo:paragraph-rsid="0042cda3"/>
    </style:style>
    <style:style style:name="P24" style:family="paragraph" style:parent-style-name="Text_20_body">
      <style:text-properties officeooo:paragraph-rsid="0042cda3"/>
    </style:style>
    <style:style style:name="P25" style:family="paragraph" style:parent-style-name="Text_20_body">
      <style:text-properties officeooo:rsid="0044b450" officeooo:paragraph-rsid="0044b450"/>
    </style:style>
    <style:style style:name="P26" style:family="paragraph" style:parent-style-name="Text_20_body">
      <style:text-properties officeooo:rsid="004a384a" officeooo:paragraph-rsid="004a384a"/>
    </style:style>
    <style:style style:name="P27" style:family="paragraph" style:parent-style-name="Text_20_body">
      <style:text-properties officeooo:paragraph-rsid="004a384a"/>
    </style:style>
    <style:style style:name="P28" style:family="paragraph" style:parent-style-name="Text_20_body">
      <style:text-properties officeooo:paragraph-rsid="004b8c4b"/>
    </style:style>
    <style:style style:name="P29" style:family="paragraph" style:parent-style-name="Text_20_body">
      <style:text-properties officeooo:rsid="004cfb66" officeooo:paragraph-rsid="004cfb66"/>
    </style:style>
    <style:style style:name="P30" style:family="paragraph" style:parent-style-name="Text_20_body">
      <style:text-properties officeooo:rsid="005013ee" officeooo:paragraph-rsid="005013ee"/>
    </style:style>
    <style:style style:name="P31" style:family="paragraph" style:parent-style-name="Text_20_body">
      <style:text-properties officeooo:paragraph-rsid="0050529a"/>
    </style:style>
    <style:style style:name="P32" style:family="paragraph" style:parent-style-name="Heading_20_1" style:list-style-name="">
      <style:paragraph-properties fo:text-align="justify" style:justify-single-word="false"/>
      <style:text-properties officeooo:paragraph-rsid="0035659b"/>
    </style:style>
    <style:style style:name="P33" style:family="paragraph" style:parent-style-name="Heading_20_1">
      <style:text-properties officeooo:rsid="004b8c4b" officeooo:paragraph-rsid="004b8c4b"/>
    </style:style>
    <style:style style:name="P34" style:family="paragraph" style:parent-style-name="Heading_20_1">
      <style:text-properties officeooo:rsid="005013ee" officeooo:paragraph-rsid="005013e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text-align="justify" style:justify-single-word="false" fo:break-before="page"/>
      <style:text-properties officeooo:rsid="0035659b" officeooo:paragraph-rsid="0035659b"/>
    </style:style>
    <style:style style:name="P37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38" style:family="paragraph" style:parent-style-name="Heading_20_1">
      <style:paragraph-properties fo:break-before="page"/>
      <style:text-properties officeooo:rsid="0042cda3" officeooo:paragraph-rsid="0042cda3"/>
    </style:style>
    <style:style style:name="P39" style:family="paragraph" style:parent-style-name="Heading_20_1">
      <style:paragraph-properties fo:break-before="page"/>
      <style:text-properties officeooo:paragraph-rsid="005623b2"/>
    </style:style>
    <style:style style:name="P40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41" style:family="paragraph" style:parent-style-name="Heading_20_2">
      <style:paragraph-properties fo:text-align="justify" style:justify-single-word="false"/>
    </style:style>
    <style:style style:name="P42" style:family="paragraph" style:parent-style-name="Heading_20_2">
      <style:paragraph-properties fo:text-align="justify" style:justify-single-word="false"/>
      <style:text-properties officeooo:paragraph-rsid="0036394e"/>
    </style:style>
    <style:style style:name="P43" style:family="paragraph" style:parent-style-name="Heading_20_2">
      <style:paragraph-properties fo:text-align="justify" style:justify-single-word="false"/>
      <style:text-properties officeooo:paragraph-rsid="003bc9a5"/>
    </style:style>
    <style:style style:name="P44" style:family="paragraph" style:parent-style-name="Heading_20_2">
      <style:paragraph-properties fo:text-align="justify" style:justify-single-word="false"/>
      <style:text-properties officeooo:paragraph-rsid="003eaccc"/>
    </style:style>
    <style:style style:name="P45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46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47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48" style:family="paragraph" style:parent-style-name="Heading_20_2">
      <style:text-properties officeooo:rsid="003f3bb4" officeooo:paragraph-rsid="003f3bb4"/>
    </style:style>
    <style:style style:name="P49" style:family="paragraph" style:parent-style-name="Heading_20_2">
      <style:text-properties officeooo:rsid="00410113" officeooo:paragraph-rsid="00410113"/>
    </style:style>
    <style:style style:name="P50" style:family="paragraph" style:parent-style-name="Heading_20_2">
      <style:text-properties officeooo:rsid="0042893f" officeooo:paragraph-rsid="0042893f"/>
    </style:style>
    <style:style style:name="P51" style:family="paragraph" style:parent-style-name="Heading_20_2">
      <style:text-properties officeooo:rsid="0042cda3" officeooo:paragraph-rsid="0042cda3"/>
    </style:style>
    <style:style style:name="P52" style:family="paragraph" style:parent-style-name="Heading_20_2">
      <style:text-properties officeooo:rsid="004a384a" officeooo:paragraph-rsid="004a384a"/>
    </style:style>
    <style:style style:name="P53" style:family="paragraph" style:parent-style-name="Heading_20_2">
      <style:text-properties officeooo:rsid="004b8c4b" officeooo:paragraph-rsid="004b8c4b"/>
    </style:style>
    <style:style style:name="P54" style:family="paragraph" style:parent-style-name="Heading_20_2">
      <style:text-properties officeooo:rsid="005013ee" officeooo:paragraph-rsid="005013ee"/>
    </style:style>
    <style:style style:name="P55" style:family="paragraph" style:parent-style-name="Heading_20_2">
      <style:text-properties officeooo:rsid="0050529a" officeooo:paragraph-rsid="0050529a"/>
    </style:style>
    <style:style style:name="P56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57" style:family="paragraph" style:parent-style-name="Heading_20_3">
      <style:paragraph-properties fo:text-align="justify" style:justify-single-word="false"/>
    </style:style>
    <style:style style:name="P58" style:family="paragraph" style:parent-style-name="Heading_20_3">
      <style:text-properties officeooo:rsid="004a384a" officeooo:paragraph-rsid="004a384a"/>
    </style:style>
    <style:style style:name="P59" style:family="paragraph" style:parent-style-name="Heading_20_3">
      <style:text-properties officeooo:rsid="005013ee"/>
    </style:style>
    <style:style style:name="P60" style:family="paragraph" style:parent-style-name="Text_20_body" style:list-style-name="">
      <style:paragraph-properties fo:text-align="justify" style:justify-single-word="false"/>
      <style:text-properties officeooo:paragraph-rsid="0035659b"/>
    </style:style>
    <style:style style:name="P61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62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63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64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65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66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67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68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69" style:family="paragraph" style:parent-style-name="Text_20_body" style:list-style-name="L8">
      <style:text-properties style:text-line-through-style="solid" style:text-line-through-type="single" officeooo:rsid="003f3bb4" officeooo:paragraph-rsid="003f3bb4"/>
    </style:style>
    <style:style style:name="P70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71" style:family="paragraph" style:parent-style-name="Text_20_body">
      <style:text-properties fo:font-style="normal" fo:font-weight="bold" officeooo:rsid="004e3944" officeooo:paragraph-rsid="004cfb66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officeooo:rsid="005623b2" officeooo:paragraph-rsid="005623b2"/>
    </style:style>
    <style:style style:name="P73" style:family="paragraph" style:parent-style-name="Text_20_body">
      <style:text-properties officeooo:rsid="005935ab" officeooo:paragraph-rsid="005935ab"/>
    </style:style>
    <style:style style:name="P74" style:family="paragraph" style:parent-style-name="Text_20_body" style:list-style-name="L9">
      <style:text-properties officeooo:rsid="005935ab" officeooo:paragraph-rsid="005935ab"/>
    </style:style>
    <style:style style:name="P75" style:family="paragraph" style:parent-style-name="Text_20_body">
      <style:text-properties officeooo:rsid="00596c80" officeooo:paragraph-rsid="00596c80"/>
    </style:style>
    <style:style style:name="P76" style:family="paragraph" style:parent-style-name="Text_20_body" style:list-style-name="L9">
      <style:text-properties officeooo:rsid="00596c80" officeooo:paragraph-rsid="00596c80"/>
    </style:style>
    <style:style style:name="P77" style:family="paragraph" style:parent-style-name="Text_20_body">
      <style:text-properties officeooo:rsid="005a8820" officeooo:paragraph-rsid="005a8820"/>
    </style:style>
    <style:style style:name="P78" style:family="paragraph" style:parent-style-name="Text_20_body">
      <style:text-properties officeooo:rsid="005bbb27" officeooo:paragraph-rsid="005bbb27"/>
    </style:style>
    <style:style style:name="P79" style:family="paragraph" style:parent-style-name="Text_20_body">
      <style:text-properties officeooo:rsid="005e0a10" officeooo:paragraph-rsid="005e0a10"/>
    </style:style>
    <style:style style:name="P80" style:family="paragraph" style:parent-style-name="Text_20_body">
      <style:text-properties officeooo:rsid="005f7e1a" officeooo:paragraph-rsid="005f7e1a"/>
    </style:style>
    <style:style style:name="P81" style:family="paragraph" style:parent-style-name="Text_20_body" style:list-style-name="L10">
      <style:text-properties officeooo:paragraph-rsid="005e0a10"/>
    </style:style>
    <style:style style:name="P82" style:family="paragraph" style:parent-style-name="Text_20_body">
      <style:text-properties officeooo:rsid="005f9fdd" officeooo:paragraph-rsid="005f9fdd"/>
    </style:style>
    <style:style style:name="P83" style:family="paragraph" style:parent-style-name="Text_20_body">
      <style:text-properties officeooo:rsid="00603349" officeooo:paragraph-rsid="00603349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" fo:language="pt" fo:country="BR" officeooo:rsid="0036394e"/>
    </style:style>
    <style:style style:name="T4" style:family="text">
      <style:text-properties style:font-name="Arial" fo:language="pt" fo:country="BR" officeooo:rsid="0037aba3"/>
    </style:style>
    <style:style style:name="T5" style:family="text">
      <style:text-properties style:font-name="Arial" fo:language="pt" fo:country="BR" officeooo:rsid="003bc9a5"/>
    </style:style>
    <style:style style:name="T6" style:family="text">
      <style:text-properties officeooo:rsid="003544a5"/>
    </style:style>
    <style:style style:name="T7" style:family="text">
      <style:text-properties officeooo:rsid="0035659b"/>
    </style:style>
    <style:style style:name="T8" style:family="text">
      <style:text-properties officeooo:rsid="0036394e"/>
    </style:style>
    <style:style style:name="T9" style:family="text">
      <style:text-properties officeooo:rsid="0037aba3"/>
    </style:style>
    <style:style style:name="T10" style:family="text">
      <style:text-properties officeooo:rsid="00385b87"/>
    </style:style>
    <style:style style:name="T11" style:family="text">
      <style:text-properties officeooo:rsid="00387e0e"/>
    </style:style>
    <style:style style:name="T12" style:family="text">
      <style:text-properties officeooo:rsid="003bc9a5"/>
    </style:style>
    <style:style style:name="T13" style:family="text">
      <style:text-properties officeooo:rsid="003d54b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54bf" style:font-weight-asian="bold" style:font-weight-complex="bold"/>
    </style:style>
    <style:style style:name="T16" style:family="text">
      <style:text-properties fo:font-weight="bold" officeooo:rsid="003eaccc" style:font-weight-asian="bold" style:font-weight-complex="bold"/>
    </style:style>
    <style:style style:name="T17" style:family="text">
      <style:text-properties fo:font-weight="bold" officeooo:rsid="003f3bb4" style:font-weight-asian="bold" style:font-weight-complex="bold"/>
    </style:style>
    <style:style style:name="T18" style:family="text">
      <style:text-properties fo:font-weight="bold" officeooo:rsid="004cfb66" style:font-weight-asian="bold" style:font-weight-complex="bold"/>
    </style:style>
    <style:style style:name="T19" style:family="text">
      <style:text-properties fo:font-weight="bold" officeooo:rsid="0050529a" style:font-weight-asian="bold" style:font-weight-complex="bold"/>
    </style:style>
    <style:style style:name="T20" style:family="text">
      <style:text-properties officeooo:rsid="003eacc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eaccc" style:font-weight-asian="normal" style:font-weight-complex="normal"/>
    </style:style>
    <style:style style:name="T23" style:family="text">
      <style:text-properties fo:font-weight="normal" officeooo:rsid="005f7e1a" style:font-weight-asian="normal" style:font-weight-complex="normal"/>
    </style:style>
    <style:style style:name="T24" style:family="text">
      <style:text-properties fo:font-weight="normal" officeooo:rsid="005e0a10" style:font-weight-asian="normal" style:font-weight-complex="normal"/>
    </style:style>
    <style:style style:name="T25" style:family="text">
      <style:text-properties officeooo:rsid="003f3bb4"/>
    </style:style>
    <style:style style:name="T26" style:family="text">
      <style:text-properties fo:color="#00a933"/>
    </style:style>
    <style:style style:name="T27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T28" style:family="text">
      <style:text-properties officeooo:rsid="00410113"/>
    </style:style>
    <style:style style:name="T29" style:family="text">
      <style:text-properties officeooo:rsid="0041e3ee"/>
    </style:style>
    <style:style style:name="T30" style:family="text">
      <style:text-properties officeooo:rsid="0042893f"/>
    </style:style>
    <style:style style:name="T31" style:family="text">
      <style:text-properties officeooo:rsid="0042cda3"/>
    </style:style>
    <style:style style:name="T32" style:family="text">
      <style:text-properties officeooo:rsid="004522cc"/>
    </style:style>
    <style:style style:name="T33" style:family="text">
      <style:text-properties officeooo:rsid="0045d006"/>
    </style:style>
    <style:style style:name="T34" style:family="text">
      <style:text-properties officeooo:rsid="004a384a"/>
    </style:style>
    <style:style style:name="T35" style:family="text">
      <style:text-properties officeooo:rsid="004b8c4b"/>
    </style:style>
    <style:style style:name="T36" style:family="text">
      <style:text-properties officeooo:rsid="004cfb66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5013ee"/>
    </style:style>
    <style:style style:name="T39" style:family="text">
      <style:text-properties officeooo:rsid="0050529a"/>
    </style:style>
    <style:style style:name="T40" style:family="text">
      <style:text-properties officeooo:rsid="005623b2"/>
    </style:style>
    <style:style style:name="T41" style:family="text">
      <style:text-properties officeooo:rsid="00579ca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RefHeading___Toc74_2961738099"/>JEDIEL DA ROSA RIBEIRO<text:bookmark-end text:name="__RefHeading___Toc74_2961738099"/></text:p>
      <text:p text:style-name="P5"/>
      <text:p text:style-name="P5"/>
      <text:p text:style-name="P5"/>
      <text:p text:style-name="Contents_20_Heading"/>
      <text:p text:style-name="P5"/>
      <text:p text:style-name="P5"/>
      <text:p text:style-name="P5"/>
      <text:p text:style-name="P5"/>
      <text:p text:style-name="P5"/>
      <text:p text:style-name="Title"><text:span text:style-name="T6">SEGUNDA CARTA DE </text:span>PEDRO</text:p>
      <text:p text:style-name="P9">II PEDRO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ela de conteúdo</text:p>
          </text:index-title>
          <text:p text:style-name="P2"><text:a xlink:type="simple" xlink:href="#__RefHeading___Toc377_4145814832" text:style-name="Index_20_Link" text:visited-style-name="Index_20_Link">II Pedro – 65 - 67 d.C<text:tab/>3</text:a></text:p>
          <text:p text:style-name="P3"><text:a xlink:type="simple" xlink:href="#__RefHeading___Toc379_4145814832" text:style-name="Index_20_Link" text:visited-style-name="Index_20_Link">Data<text:tab/>3</text:a></text:p>
          <text:p text:style-name="P3"><text:a xlink:type="simple" xlink:href="#__RefHeading___Toc381_4145814832" text:style-name="Index_20_Link" text:visited-style-name="Index_20_Link">Autor<text:tab/>3</text:a></text:p>
          <text:p text:style-name="P3"><text:a xlink:type="simple" xlink:href="#__RefHeading___Toc383_4145814832" text:style-name="Index_20_Link" text:visited-style-name="Index_20_Link">Destinatários<text:tab/>3</text:a></text:p>
          <text:p text:style-name="P3"><text:a xlink:type="simple" xlink:href="#__RefHeading___Toc385_4145814832" text:style-name="Index_20_Link" text:visited-style-name="Index_20_Link">Local<text:tab/>3</text:a></text:p>
          <text:p text:style-name="P3"><text:a xlink:type="simple" xlink:href="#__RefHeading___Toc387_4145814832" text:style-name="Index_20_Link" text:visited-style-name="Index_20_Link">Ocasião<text:tab/>3</text:a></text:p>
          <text:p text:style-name="P3"><text:a xlink:type="simple" xlink:href="#__RefHeading___Toc389_4145814832" text:style-name="Index_20_Link" text:visited-style-name="Index_20_Link">Propósito<text:tab/>5</text:a></text:p>
          <text:p text:style-name="P3"><text:a xlink:type="simple" xlink:href="#__RefHeading___Toc391_4145814832" text:style-name="Index_20_Link" text:visited-style-name="Index_20_Link">Ênfase teológica<text:tab/>5</text:a></text:p>
          <text:p text:style-name="P4"><text:a xlink:type="simple" xlink:href="#__RefHeading___Toc393_4145814832" text:style-name="Index_20_Link" text:visited-style-name="Index_20_Link">Crescimento na Caminhada Cristã<text:tab/>5</text:a></text:p>
          <text:p text:style-name="P4"><text:a xlink:type="simple" xlink:href="#__RefHeading___Toc395_4145814832" text:style-name="Index_20_Link" text:visited-style-name="Index_20_Link">Alerta contra os falsos mestres<text:tab/>5</text:a></text:p>
          <text:p text:style-name="P4"><text:a xlink:type="simple" xlink:href="#__RefHeading___Toc397_4145814832" text:style-name="Index_20_Link" text:visited-style-name="Index_20_Link">As escrituras<text:tab/>5</text:a></text:p>
          <text:p text:style-name="P4"><text:a xlink:type="simple" xlink:href="#__RefHeading___Toc399_4145814832" text:style-name="Index_20_Link" text:visited-style-name="Index_20_Link">O fim dos tempos<text:tab/>5</text:a></text:p>
          <text:p text:style-name="P3"><text:a xlink:type="simple" xlink:href="#__RefHeading___Toc401_4145814832" text:style-name="Index_20_Link" text:visited-style-name="Index_20_Link">Tema<text:tab/>5</text:a></text:p>
          <text:p text:style-name="P2"><text:a xlink:type="simple" xlink:href="#__RefHeading___Toc403_4145814832" text:style-name="Index_20_Link" text:visited-style-name="Index_20_Link">Judas – 64-65 d.c ou 80 d.C<text:tab/>6</text:a></text:p>
          <text:p text:style-name="P3"><text:a xlink:type="simple" xlink:href="#__RefHeading___Toc405_4145814832" text:style-name="Index_20_Link" text:visited-style-name="Index_20_Link">Autoria<text:tab/>6</text:a></text:p>
          <text:p text:style-name="P3"><text:a xlink:type="simple" xlink:href="#__RefHeading___Toc407_4145814832" text:style-name="Index_20_Link" text:visited-style-name="Index_20_Link">Local e Data<text:tab/>6</text:a></text:p>
          <text:p text:style-name="P3"><text:a xlink:type="simple" xlink:href="#__RefHeading___Toc409_4145814832" text:style-name="Index_20_Link" text:visited-style-name="Index_20_Link">Destinatário<text:tab/>6</text:a></text:p>
          <text:p text:style-name="P3"><text:a xlink:type="simple" xlink:href="#__RefHeading___Toc411_4145814832" text:style-name="Index_20_Link" text:visited-style-name="Index_20_Link">Propósito – Defender a fé<text:tab/>6</text:a></text:p>
          <text:p text:style-name="P3"><text:a xlink:type="simple" xlink:href="#__RefHeading___Toc413_4145814832" text:style-name="Index_20_Link" text:visited-style-name="Index_20_Link">Ênfase teológica<text:tab/>7</text:a></text:p>
          <text:p text:style-name="P3"><text:a xlink:type="simple" xlink:href="#__RefHeading___Toc415_4145814832" text:style-name="Index_20_Link" text:visited-style-name="Index_20_Link">Tema<text:tab/>7</text:a></text:p>
          <text:p text:style-name="P2"><text:a xlink:type="simple" xlink:href="#__RefHeading___Toc417_4145814832" text:style-name="Index_20_Link" text:visited-style-name="Index_20_Link">I, II e III João – 85-95 d.C<text:tab/>8</text:a></text:p>
          <text:p text:style-name="P3"><text:a xlink:type="simple" xlink:href="#__RefHeading___Toc419_4145814832" text:style-name="Index_20_Link" text:visited-style-name="Index_20_Link">Autoria<text:tab/>8</text:a></text:p>
          <text:p text:style-name="P3"><text:a xlink:type="simple" xlink:href="#__RefHeading___Toc421_4145814832" text:style-name="Index_20_Link" text:visited-style-name="Index_20_Link">Data<text:tab/>8</text:a></text:p>
          <text:p text:style-name="P3"><text:a xlink:type="simple" xlink:href="#__RefHeading___Toc423_4145814832" text:style-name="Index_20_Link" text:visited-style-name="Index_20_Link">Local<text:tab/>8</text:a></text:p>
          <text:p text:style-name="P2"><text:a xlink:type="simple" xlink:href="#__RefHeading___Toc425_4145814832" text:style-name="Index_20_Link" text:visited-style-name="Index_20_Link">I João<text:tab/>9</text:a></text:p>
          <text:p text:style-name="P3"><text:a xlink:type="simple" xlink:href="#__RefHeading___Toc427_4145814832" text:style-name="Index_20_Link" text:visited-style-name="Index_20_Link">Destinatários<text:tab/>9</text:a></text:p>
          <text:p text:style-name="P3"><text:a xlink:type="simple" xlink:href="#__RefHeading___Toc429_4145814832" text:style-name="Index_20_Link" text:visited-style-name="Index_20_Link">Ocasião<text:tab/>9</text:a></text:p>
          <text:p text:style-name="P4"><text:a xlink:type="simple" xlink:href="#__RefHeading___Toc431_4145814832" text:style-name="Index_20_Link" text:visited-style-name="Index_20_Link">Gnosticismo → Docetismo → Aparência<text:tab/>9</text:a></text:p>
          <text:p text:style-name="P3"><text:a xlink:type="simple" xlink:href="#__RefHeading___Toc433_4145814832" text:style-name="Index_20_Link" text:visited-style-name="Index_20_Link">Propósito<text:tab/>9</text:a></text:p>
          <text:p text:style-name="P4"><text:a xlink:type="simple" xlink:href="#__RefHeading___Toc435_4145814832" text:style-name="Index_20_Link" text:visited-style-name="Index_20_Link">Advertir acerca dos perigos à fé cristã<text:tab/>9</text:a></text:p>
          <text:p text:style-name="P4"><text:a xlink:type="simple" xlink:href="#__RefHeading___Toc437_4145814832" text:style-name="Index_20_Link" text:visited-style-name="Index_20_Link">Desmarcarar os falsos mestres<text:tab/>9</text:a></text:p>
          <text:p text:style-name="P4"><text:a xlink:type="simple" xlink:href="#__RefHeading___Toc439_4145814832" text:style-name="Index_20_Link" text:visited-style-name="Index_20_Link">Dar aos crentes a certeza da salvação<text:tab/>9</text:a></text:p>
        </text:index-body>
      </text:table-of-content>
      <text:h text:style-name="P32" text:outline-level="1"/>
      <text:h text:style-name="P60" text:outline-level="1"/>
      <text:list xml:id="list3933618173" text:style-name="Outline">
        <text:list-item>
          <text:h text:style-name="P36" text:outline-level="1"><text:bookmark-start text:name="__RefHeading___Toc377_4145814832"/>II Pedro<text:bookmark-end text:name="__RefHeading___Toc377_4145814832"/></text:h>
          <text:list>
            <text:list-item>
              <text:h text:style-name="P40" text:outline-level="2"><text:bookmark-start text:name="__RefHeading___Toc379_4145814832"/>Data<text:bookmark-end text:name="__RefHeading___Toc379_4145814832"/></text:h>
            </text:list-item>
          </text:list>
        </text:list-item>
      </text:list>
      <text:p text:style-name="P10">→ Foi escrito perto do fim da sua vida, que segundo a tradição, ocorreu em 66-67 d.C. Quando foi martirizado durante o governo de Nero.</text:p>
      <text:list xml:id="list115026543265002" text:continue-numbering="true" text:style-name="Outline">
        <text:list-item>
          <text:list>
            <text:list-item>
              <text:h text:style-name="P41" text:outline-level="2"><text:bookmark-start text:name="__RefHeading___Toc381_4145814832"/><text:span text:style-name="T33">A</text:span>utor<text:bookmark-end text:name="__RefHeading___Toc381_4145814832"/></text:h>
            </text:list-item>
          </text:list>
        </text:list-item>
      </text:list>
      <text:p text:style-name="P10">→ Simão Pedro, servo e apóstolo de Jesus.</text:p>
      <text:p text:style-name="P11">→<text:span text:style-name="T7"> </text:span>Evidências internas</text:p>
      <text:list xml:id="list1048222362" text:style-name="L1">
        <text:list-item>
          <text:p text:style-name="P62">Ele declara-se testemunha ocular da transfiguração</text:p>
        </text:list-item>
        <text:list-item>
          <text:p text:style-name="P62">O autor assevera que essa é a segunda carta de seus leitores</text:p>
        </text:list-item>
        <text:list-item>
          <text:p text:style-name="P62">Faz alusão clara que foi predita pelo próprio Cristo.</text:p>
        </text:list-item>
      </text:list>
      <text:list xml:id="list115025109500669" text:continue-list="list115026543265002" text:style-name="Outline">
        <text:list-item>
          <text:list>
            <text:list-item>
              <text:h text:style-name="P45" text:outline-level="2"><text:bookmark-start text:name="__RefHeading___Toc383_4145814832"/><text:span text:style-name="T33">D</text:span>estinatários<text:bookmark-end text:name="__RefHeading___Toc383_4145814832"/></text:h>
            </text:list-item>
          </text:list>
        </text:list-item>
      </text:list>
      <text:p text:style-name="P13">→<text:span text:style-name="T8"> Os cristãos que viviam na parte norte da província da Ásia Menor</text:span></text:p>
      <text:list xml:id="list115025813804920" text:continue-numbering="true" text:style-name="Outline">
        <text:list-item>
          <text:list>
            <text:list-item>
              <text:h text:style-name="P42" text:outline-level="2"><text:bookmark-start text:name="__RefHeading___Toc385_4145814832"/><text:span text:style-name="T33">L</text:span><text:span text:style-name="T8">ocal</text:span><text:bookmark-end text:name="__RefHeading___Toc385_4145814832"/></text:h>
            </text:list-item>
          </text:list>
        </text:list-item>
      </text:list>
      <text:p text:style-name="P13">→<text:span text:style-name="T8"> Possivelmente no mesmo lugar em que havia escrito sua primeira carta</text:span></text:p>
      <text:list xml:id="list115025281875507" text:continue-numbering="true" text:style-name="Outline">
        <text:list-item>
          <text:list>
            <text:list-item>
              <text:h text:style-name="P41" text:outline-level="2"><text:bookmark-start text:name="__RefHeading___Toc387_4145814832"/><text:span text:style-name="T33">O</text:span>casi<text:span text:style-name="T8">ão</text:span><text:bookmark-end text:name="__RefHeading___Toc387_4145814832"/></text:h>
            </text:list-item>
          </text:list>
        </text:list-item>
      </text:list>
      <text:p text:style-name="P13">→<text:span text:style-name="T8"> </text:span><text:span text:style-name="T3">Pedro percebe que essa perseguição </text:span><text:span text:style-name="T4">chegou ou vai chegar</text:span><text:span text:style-name="T3"> na Ásia</text:span></text:p>
      <text:list xml:id="list4192736545" text:style-name="L2">
        <text:list-item>
          <text:p text:style-name="P61"><text:span text:style-name="T9">P</text:span><text:span text:style-name="T8">reservar quem são </text:span><text:span text:style-name="T9">os destinatários</text:span></text:p>
        </text:list-item>
      </text:list>
      <text:p text:style-name="P11">→<text:span text:style-name="T8"> Pedro percebe que essa perseguição não vai chegar na Ásia (diminuiu)</text:span></text:p>
      <text:list xml:id="list113928062" text:style-name="L3">
        <text:list-item>
          <text:p text:style-name="P63">Agora o inimigo é outro. Agora o inimigo está dentro. Combatendo os falsos ensinos</text:p>
        </text:list-item>
        <text:list-item>
          <text:p text:style-name="P63">Foco na Cristologia e na Escatologia</text:p>
          <text:list>
            <text:list-item>
              <text:p text:style-name="P63">Falsos ensinos negando o sacrifício de Jesus</text:p>
            </text:list-item>
            <text:list-item>
              <text:p text:style-name="P63">Falsos ensinos negando a volta de Jesus</text:p>
            </text:list-item>
            <text:list-item>
              <text:p text:style-name="P63">1000 anos são como 1 dia para Deus</text:p>
            </text:list-item>
          </text:list>
        </text:list-item>
      </text:list>
      <text:list xml:id="list115025328869365" text:continue-list="list115025281875507" text:style-name="Outline">
        <text:list-item>
          <text:list>
            <text:list-item>
              <text:h text:style-name="P56" text:outline-level="2"><text:bookmark-start text:name="__RefHeading___Toc389_4145814832"/><text:span text:style-name="T33">P</text:span>ropósito<text:bookmark-end text:name="__RefHeading___Toc389_4145814832"/></text:h>
            </text:list-item>
          </text:list>
        </text:list-item>
      </text:list>
      <text:p text:style-name="P14">→<text:span text:style-name="T10"> Estimular o crescimento cristão </text:span><text:span text:style-name="T11">(1)</text:span></text:p>
      <text:p text:style-name="P14">→<text:span text:style-name="T10"> Combater os falsos ensinos </text:span><text:span text:style-name="T11">(2)</text:span></text:p>
      <text:p text:style-name="P14">→<text:span text:style-name="T10"> Encorajar a vigilância, tendo em vista a segunda vinda inequívoca do Senhor </text:span><text:span text:style-name="T11">(3)</text:span></text:p>
      <text:list xml:id="list115026398645914" text:continue-numbering="true" text:style-name="Outline">
        <text:list-item>
          <text:list>
            <text:list-item>
              <text:h text:style-name="P46" text:outline-level="2"><text:bookmark-start text:name="__RefHeading___Toc391_4145814832"/><text:span text:style-name="T33">Ê</text:span>nfase teológica<text:bookmark-end text:name="__RefHeading___Toc391_4145814832"/></text:h>
              <text:list>
                <text:list-item>
                  <text:h text:style-name="P57" text:outline-level="3"><text:bookmark-start text:name="__RefHeading___Toc393_4145814832"/><text:span text:style-name="T33">C</text:span><text:span text:style-name="T11">rescimento na Caminhada Cristã</text:span><text:bookmark-end text:name="__RefHeading___Toc393_4145814832"/></text:h>
                </text:list-item>
              </text:list>
            </text:list-item>
          </text:list>
        </text:list-item>
      </text:list>
      <text:list xml:id="list385946553" text:style-name="L4">
        <text:list-item>
          <text:p text:style-name="P64">Fé, virtude, sabedoria, domínio próprio, perseverança, piedade, fraternidade e amor (1:5-8)</text:p>
        </text:list-item>
      </text:list>
      <text:list xml:id="list115025398452471" text:continue-list="list115026398645914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395_4145814832"/><text:span text:style-name="T33">A</text:span><text:span text:style-name="T11">lerta contra os falsos mestres</text:span><text:bookmark-end text:name="__RefHeading___Toc395_4145814832"/></text:h>
                </text:list-item>
              </text:list>
            </text:list-item>
          </text:list>
        </text:list-item>
      </text:list>
      <text:list xml:id="list2125980746" text:style-name="L5">
        <text:list-item>
          <text:p text:style-name="P65">Negação de cristo (2:1)</text:p>
        </text:list-item>
        <text:list-item>
          <text:p text:style-name="P65">Corrupção moral (2:2; 2:10-16; 2:18-19; 3:3)</text:p>
        </text:list-item>
        <text:list-item>
          <text:p text:style-name="P65">Avareza (2:3,14,15)</text:p>
        </text:list-item>
        <text:list-item>
          <text:p text:style-name="P65">Escárnio sobre a volta de Cristo (3:1-16)</text:p>
        </text:list-item>
      </text:list>
      <text:list xml:id="list115026362982042" text:continue-list="list115025398452471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397_4145814832"/><text:span text:style-name="T33">A</text:span><text:span text:style-name="T11">s escrituras</text:span><text:bookmark-end text:name="__RefHeading___Toc397_4145814832"/></text:h>
                </text:list-item>
              </text:list>
            </text:list-item>
          </text:list>
        </text:list-item>
      </text:list>
      <text:list xml:id="list2314030349" text:style-name="L6">
        <text:list-item>
          <text:p text:style-name="P66">Deus falou por intermédio de sua palavra (3:2)</text:p>
          <text:list>
            <text:list-item>
              <text:p text:style-name="P68">Novo testamento como palavra inspirada por Deus.</text:p>
            </text:list-item>
          </text:list>
        </text:list-item>
        <text:list-item>
          <text:p text:style-name="P66">A deturpação da Escritura leva à destruição (3:16)</text:p>
        </text:list-item>
      </text:list>
      <text:list xml:id="list115025022848846" text:continue-list="list115026362982042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399_4145814832"/><text:span text:style-name="T33">O</text:span><text:span text:style-name="T11"> fim dos tempos</text:span><text:bookmark-end text:name="__RefHeading___Toc399_4145814832"/></text:h>
                </text:list-item>
              </text:list>
            </text:list-item>
          </text:list>
        </text:list-item>
      </text:list>
      <text:list xml:id="list2003893473" text:style-name="L7">
        <text:list-item>
          <text:p text:style-name="P67">Como os cristãos devem viver diante da esperança da volta de Cristo (3:13-18)</text:p>
        </text:list-item>
      </text:list>
      <text:list xml:id="list115026463474898" text:continue-list="list115025022848846" text:style-name="Outline">
        <text:list-item>
          <text:list>
            <text:list-item>
              <text:h text:style-name="P43" text:outline-level="2"><text:bookmark-start text:name="__RefHeading___Toc401_4145814832"/><text:span text:style-name="T33">T</text:span><text:span text:style-name="T12">ema</text:span><text:bookmark-end text:name="__RefHeading___Toc401_4145814832"/></text:h>
            </text:list-item>
          </text:list>
        </text:list-item>
      </text:list>
      <text:p text:style-name="P15">→<text:span text:style-name="T12"> A verdade de Deus e o falso ensino dos Homens</text:span></text:p>
      <text:p text:style-name="P15"/>
      <text:p text:style-name="P17">I Pedro → Sofrimento → Inimigo externo</text:p>
      <text:p text:style-name="P15"><text:span text:style-name="T12">II </text:span><text:span text:style-name="T5">Pedro</text:span><text:span text:style-name="T12"> → Falsos ensinos → Inimigo </text:span><text:span text:style-name="T5">interno</text:span></text:p>
      <text:list xml:id="list115026631798542" text:continue-numbering="true" text:style-name="Outline">
        <text:list-item>
          <text:h text:style-name="P37" text:outline-level="1"><text:bookmark-start text:name="__RefHeading___Toc403_4145814832"/><text:span text:style-name="T33">J</text:span>udas<text:bookmark-end text:name="__RefHeading___Toc403_4145814832"/></text:h>
          <text:list>
            <text:list-item>
              <text:h text:style-name="P47" text:outline-level="2"><text:bookmark-start text:name="__RefHeading___Toc405_4145814832"/><text:span text:style-name="T33">A</text:span>utoria<text:bookmark-end text:name="__RefHeading___Toc405_4145814832"/></text:h>
            </text:list-item>
          </text:list>
        </text:list-item>
      </text:list>
      <text:p text:style-name="P12">→<text:span text:style-name="T13"> Judas, </text:span><text:span text:style-name="T15">servo</text:span><text:span text:style-name="T13"> de Jesus Cristo e </text:span><text:span text:style-name="T15">irmão</text:span><text:span text:style-name="T13"> de Tiago.</text:span></text:p>
      <text:list xml:id="list115025843536173" text:continue-numbering="true" text:style-name="Outline">
        <text:list-item>
          <text:list>
            <text:list-item>
              <text:h text:style-name="P47" text:outline-level="2"><text:bookmark-start text:name="__RefHeading___Toc407_4145814832"/><text:span text:style-name="T33">L</text:span>ocal <text:span text:style-name="T33">e</text:span> <text:span text:style-name="T33">D</text:span>ata<text:bookmark-end text:name="__RefHeading___Toc407_4145814832"/></text:h>
            </text:list-item>
          </text:list>
        </text:list-item>
      </text:list>
      <text:p text:style-name="P12">→<text:span text:style-name="T13"> Não há indicação clara quanto ao local ou data</text:span></text:p>
      <text:p text:style-name="P12">→<text:span text:style-name="T13"> Se Judas trabalhava junto das igrejas judaicas da palestina como alguns acreditam, é muito provávlel que sua epístola fosse escrita em torno de 64-65 d.C (Motivo: siêncio da queda de Jerusalém)</text:span></text:p>
      <text:p text:style-name="P12">→<text:span text:style-name="T13"> Alguns argumentam que pode chegar a uma data até 80 d.C</text:span></text:p>
      <text:list xml:id="list115025855608551" text:continue-numbering="true" text:style-name="Outline">
        <text:list-item>
          <text:list>
            <text:list-item>
              <text:h text:style-name="P47" text:outline-level="2"><text:bookmark-start text:name="__RefHeading___Toc409_4145814832"/><text:span text:style-name="T33">D</text:span>estinatário<text:bookmark-end text:name="__RefHeading___Toc409_4145814832"/></text:h>
            </text:list-item>
          </text:list>
        </text:list-item>
      </text:list>
      <text:p text:style-name="P12">→<text:span text:style-name="T13"> “Queridos em Deus pai e conservados por Jesus Cristo.” – </text:span><text:span text:style-name="T20">Muito genérico</text:span></text:p>
      <text:p text:style-name="P12">→<text:span text:style-name="T20"> Essas pessoas conheciam os apóstolos</text:span></text:p>
      <text:p text:style-name="P12">→<text:span text:style-name="T20"> Por conta da </text:span><text:span text:style-name="T16">ligação com II Pedro</text:span><text:span text:style-name="T20">, as igrejas da Ásia Menor parecem ser as destinatárias.</text:span></text:p>
      <text:list xml:id="list115025533459365" text:continue-numbering="true" text:style-name="Outline">
        <text:list-item>
          <text:list>
            <text:list-item>
              <text:h text:style-name="P44" text:outline-level="2"><text:bookmark-start text:name="__RefHeading___Toc411_4145814832"/><text:span text:style-name="T33">P</text:span><text:span text:style-name="T20">ropósito</text:span><text:span text:style-name="T16"> – </text:span><text:span text:style-name="T17">Defender a fé</text:span><text:bookmark-end text:name="__RefHeading___Toc411_4145814832"/></text:h>
            </text:list-item>
          </text:list>
        </text:list-item>
      </text:list>
      <text:p text:style-name="P16">→<text:span text:style-name="T20"> </text:span>“<text:span text:style-name="T20">Amados, procurando eu escrever-vos com toda a diligẽncia a cerca da salvação comum, tive por necessidade escrevo-vos, e exortar-vos a </text:span><text:span text:style-name="T16">batalhar pela fé</text:span><text:span text:style-name="T22"> que uma vez foi dada aos santos</text:span>” <text:span text:style-name="T20">(3)</text:span></text:p>
      <text:p text:style-name="P16">→<text:span text:style-name="T20"> Esta carta foi escrita para </text:span><text:span text:style-name="T16">defender a fé</text:span><text:span text:style-name="T22"> apostólica contra os falsos ensinos que surgiam nas igrejas</text:span></text:p>
      <text:p text:style-name="P16"><text:span text:style-name="T22">→ Existe uma </text:span><text:span text:style-name="T16">harmonia entre 2ª Pedro e Judas</text:span><text:span text:style-name="T22"> em suas descrições concernentes aos falsos mestres</text:span></text:p>
      <text:p text:style-name="P18">→<text:span text:style-name="T20"> Infiltração; Imoralidade; Negação de Cristo; Motivo para ambição; Rejeição da autoridade; Animais irracionais; Dominados por desejos de pecados; Vazios, inúteis; Retribuição é Certa.</text:span></text:p>
      <text:p text:style-name="P18"/>
      <text:p text:style-name="P19"><text:soft-page-break/>→ Diante da harmonia entre os livros</text:p>
      <text:list xml:id="list3255876581" text:style-name="L8">
        <text:list-item>
          <text:p text:style-name="P69">Apenas inspirados pelo Espírito Santo</text:p>
        </text:list-item>
        <text:list-item>
          <text:p text:style-name="P69">Tanto Judas como Pedro usam uma fonte mútua</text:p>
        </text:list-item>
        <text:list-item>
          <text:p text:style-name="P69">Pedro faz uso da epístola de Judas (Mais cedo, máximo 65d.C)</text:p>
          <text:list>
            <text:list-item>
              <text:p text:style-name="P69">Por que Pedro, sendo apóstolo usaria o texto de alguém que não é um apóstolo</text:p>
            </text:list-item>
          </text:list>
        </text:list-item>
        <text:list-item>
          <text:p text:style-name="P70"><text:span text:style-name="T26">Judas</text:span> <text:span text:style-name="T26">faz o uso da epístola de Pedro</text:span></text:p>
        </text:list-item>
      </text:list>
      <text:list xml:id="list115026184269521" text:continue-list="list115025533459365" text:style-name="Outline">
        <text:list-item>
          <text:list>
            <text:list-item>
              <text:h text:style-name="P48" text:outline-level="2"><text:bookmark-start text:name="__RefHeading___Toc413_4145814832"/><text:span text:style-name="T33">Ê</text:span>nfase teológica<text:bookmark-end text:name="__RefHeading___Toc413_4145814832"/></text:h>
            </text:list-item>
          </text:list>
        </text:list-item>
      </text:list>
      <text:p text:style-name="P20">→<text:span text:style-name="T25"> A batalha pela fé</text:span></text:p>
      <text:p text:style-name="P20">→<text:span text:style-name="T25"> A resistência aos falsos profetas</text:span></text:p>
      <text:list xml:id="list115026375335018" text:continue-numbering="true" text:style-name="Outline">
        <text:list-item>
          <text:list>
            <text:list-item>
              <text:h text:style-name="P48" text:outline-level="2"><text:bookmark-start text:name="__RefHeading___Toc415_4145814832"/><text:span text:style-name="T33">T</text:span>ema<text:bookmark-end text:name="__RefHeading___Toc415_4145814832"/></text:h>
            </text:list-item>
          </text:list>
        </text:list-item>
      </text:list>
      <text:p text:style-name="P20">→<text:span text:style-name="T25"> </text:span><text:span text:style-name="T27">Batalhar pela fé!</text:span></text:p>
      <text:list xml:id="list115025317581374" text:continue-numbering="true" text:style-name="Outline">
        <text:list-item>
          <text:h text:style-name="P35" text:outline-level="1"><text:bookmark-start text:name="__RefHeading___Toc417_4145814832"/>I, II e III João<text:bookmark-end text:name="__RefHeading___Toc417_4145814832"/></text:h>
          <text:list>
            <text:list-item>
              <text:h text:style-name="P49" text:outline-level="2"><text:bookmark-start text:name="__RefHeading___Toc419_4145814832"/><text:span text:style-name="T33">A</text:span>utoria<text:bookmark-end text:name="__RefHeading___Toc419_4145814832"/></text:h>
            </text:list-item>
          </text:list>
        </text:list-item>
      </text:list>
      <text:p text:style-name="P21">→<text:span text:style-name="T28"> Mediante uma leitura cuidadosa percebe-se que o mesmo autor está por trás de cada uma das três epístolas</text:span></text:p>
      <text:p text:style-name="P21">→<text:span text:style-name="T29"> Da mesma forma percebemos a semelhança entre as epístolas e o quarto evangelho</text:span></text:p>
      <text:p text:style-name="P21">→<text:span text:style-name="T29"> Dessa forma, podemos afirmar que João, o autor das epístolas</text:span></text:p>
      <text:p text:style-name="P21">→<text:span text:style-name="T30"> “Estas coisas vos escrevi, a fim de saberdes que tendes a vida eterna, a vós outros que credes em o nome do Filho de Deus” (I Jo 5:13 )</text:span></text:p>
      <text:p text:style-name="P21">→<text:span text:style-name="T30"> “Estes, porém, foram registrados para que creiais que Jesus é o Cristo, o Filho de Deus, e para que, crendo, tenhais vida em seu nome” (Jo 20:31)</text:span></text:p>
      <text:list xml:id="list115025316373307" text:continue-numbering="true" text:style-name="Outline">
        <text:list-item>
          <text:list>
            <text:list-item>
              <text:h text:style-name="P50" text:outline-level="2"><text:bookmark-start text:name="__RefHeading___Toc421_4145814832"/><text:span text:style-name="T33">D</text:span>ata<text:bookmark-end text:name="__RefHeading___Toc421_4145814832"/></text:h>
            </text:list-item>
          </text:list>
        </text:list-item>
      </text:list>
      <text:p text:style-name="P22">→ Provavelmente deve ser em torno de 85-95 d.C. Escrito após seu evangelho (80-85).</text:p>
      <text:list xml:id="list115025937322755" text:continue-numbering="true" text:style-name="Outline">
        <text:list-item>
          <text:list>
            <text:list-item>
              <text:h text:style-name="P51" text:outline-level="2"><text:bookmark-start text:name="__RefHeading___Toc423_4145814832"/><text:span text:style-name="T33">L</text:span>ocal<text:bookmark-end text:name="__RefHeading___Toc423_4145814832"/></text:h>
            </text:list-item>
          </text:list>
        </text:list-item>
      </text:list>
      <text:p text:style-name="P24">→<text:span text:style-name="T31"> As tradições mais antigas associam a literatura com Éfeso, onde joão passou seus últimos anos de vida. Ele havia se mudado para lá na época das guerras Judaicas (66-70)</text:span></text:p>
      <text:p text:style-name="P24">→<text:span text:style-name="T31"> Policarpo, um discípulo de João disse que João viveu e morreu em Éfeso.</text:span></text:p>
      <text:p text:style-name="P24">→<text:span text:style-name="T31"> Polícrates, bispo de Éfeso, disse que João foi sepultado em Éfeso.</text:span></text:p>
      <text:p text:style-name="P22"/>
      <text:list xml:id="list115026263653767" text:continue-numbering="true" text:style-name="Outline">
        <text:list-item>
          <text:h text:style-name="P38" text:outline-level="1"><text:bookmark-start text:name="__RefHeading___Toc425_4145814832"/>I João<text:bookmark-end text:name="__RefHeading___Toc425_4145814832"/></text:h>
          <text:list>
            <text:list-item>
              <text:h text:style-name="P51" text:outline-level="2"><text:bookmark-start text:name="__RefHeading___Toc427_4145814832"/><text:span text:style-name="T33">D</text:span>estinatários<text:bookmark-end text:name="__RefHeading___Toc427_4145814832"/></text:h>
            </text:list-item>
          </text:list>
        </text:list-item>
      </text:list>
      <text:p text:style-name="P23">→ A epístola não menciona que mera e nem onde moravam os destinatários da acarta. O fato de não mencionar ninguém pelo nome faz supor que se tratava de uma carta circular, enviada aos cristãos de vários lugares, talvez às igrejas da província da Ásia.</text:p>
      <text:list xml:id="list115025429699408" text:continue-numbering="true" text:style-name="Outline">
        <text:list-item>
          <text:list>
            <text:list-item>
              <text:h text:style-name="P51" text:outline-level="2"><text:bookmark-start text:name="__RefHeading___Toc429_4145814832"/><text:span text:style-name="T33">O</text:span>casião<text:bookmark-end text:name="__RefHeading___Toc429_4145814832"/></text:h>
            </text:list-item>
          </text:list>
        </text:list-item>
      </text:list>
      <text:p text:style-name="P24">→<text:span text:style-name="T31"> Um grupo de pessoas abandonou a comunhão da igreja do presbítero por causa da compreensão que tinham da identidade de Jesus</text:span></text:p>
      <text:p text:style-name="P24">→<text:span text:style-name="T31"> Apesar de terem saída da comunidade do presbítero essas pessoas ainda tinham contato com ela e tentavam “ensinar que a compreensão da verdade sobre Cristo na comunidade do presbítero é inadequada”</text:span></text:p>
      <text:p text:style-name="P24">→<text:span text:style-name="T31"> O presbítero chama esses sececcionistas de “anticristos”</text:span></text:p>
      <text:list xml:id="list11502659223923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31_4145814832"/><text:span text:style-name="T33">G</text:span>nosticismo → <text:span text:style-name="T33">D</text:span>ocetismo → <text:span text:style-name="T33">A</text:span>parência<text:bookmark-end text:name="__RefHeading___Toc431_4145814832"/></text:h>
                </text:list-item>
              </text:list>
            </text:list-item>
          </text:list>
        </text:list-item>
      </text:list>
      <text:p text:style-name="P25">→ Deus bom, criou o espiritual, Deus mal, criou a matéria. Nosso espírito(bom) está aprisionado nessa matéria.</text:p>
      <text:p text:style-name="P25">→ Esse Jesus não pode ter corpo. Ele aparentava ter corpo, apenas.</text:p>
      <text:p text:style-name="P25">→<text:span text:style-name="T32"> Jesus é homem, humano. Ele foi tão fiel à lei de Moisés e tão correto que o Pai o adotou como filho.</text:span></text:p>
      <text:list xml:id="list115024971142749" text:continue-numbering="true" text:style-name="Outline">
        <text:list-item>
          <text:list>
            <text:list-item>
              <text:h text:style-name="P52" text:outline-level="2"><text:bookmark-start text:name="__RefHeading___Toc433_4145814832"/>Propósito<text:bookmark-end text:name="__RefHeading___Toc433_4145814832"/></text:h>
              <text:list>
                <text:list-item>
                  <text:h text:style-name="P58" text:outline-level="3"><text:bookmark-start text:name="__RefHeading___Toc435_4145814832"/>Advertir acerca dos perigos à fé cristã<text:bookmark-end text:name="__RefHeading___Toc435_4145814832"/></text:h>
                </text:list-item>
              </text:list>
            </text:list-item>
          </text:list>
        </text:list-item>
      </text:list>
      <text:p text:style-name="P26"><text:tab/>Um sinal da última hora</text:p>
      <text:list xml:id="list115025938218187" text:continue-numbering="true" text:style-name="Outline">
        <text:list-item>
          <text:list>
            <text:list-item>
              <text:list>
                <text:list-item>
                  <text:h text:style-name="P58" text:outline-level="3"><text:bookmark-start text:name="__RefHeading___Toc437_4145814832"/>Desmarcarar os falsos mestres<text:bookmark-end text:name="__RefHeading___Toc437_4145814832"/></text:h>
                </text:list-item>
              </text:list>
            </text:list-item>
          </text:list>
        </text:list-item>
      </text:list>
      <text:p text:style-name="P27"><text:tab/><text:span text:style-name="T34">Negavam a encarnação</text:span></text:p>
      <text:list xml:id="list115024933690340" text:continue-numbering="true" text:style-name="Outline">
        <text:list-item>
          <text:list>
            <text:list-item>
              <text:list>
                <text:list-item>
                  <text:h text:style-name="P58" text:outline-level="3"><text:bookmark-start text:name="__RefHeading___Toc439_4145814832"/>Dar aos crentes a certeza da salvação<text:bookmark-end text:name="__RefHeading___Toc439_4145814832"/></text:h>
                </text:list-item>
              </text:list>
            </text:list-item>
          </text:list>
        </text:list-item>
      </text:list>
      <text:p text:style-name="P25"><text:tab/><text:span text:style-name="T34">Confirmar a fé dos leitores no Cristo encarnado</text:span></text:p>
      <text:list xml:id="list115026171926075" text:continue-numbering="true" text:style-name="Outline">
        <text:list-item>
          <text:list>
            <text:list-item>
              <text:h text:style-name="P53" text:outline-level="2"><text:soft-page-break/>Ênfase teológica</text:h>
            </text:list-item>
          </text:list>
        </text:list-item>
      </text:list>
      <text:p text:style-name="P28"><text:tab/>… <text:span text:style-name="T35">sad noises.</text:span></text:p>
      <text:list xml:id="list115026483441252" text:continue-numbering="true" text:style-name="Outline">
        <text:list-item>
          <text:h text:style-name="P33" text:outline-level="1">II João</text:h>
          <text:list>
            <text:list-item>
              <text:h text:style-name="P53" text:outline-level="2">Destinatário</text:h>
            </text:list-item>
          </text:list>
        </text:list-item>
      </text:list>
      <text:p text:style-name="P28">→<text:span text:style-name="T35"> “À senhora eleita e aos seus filhos” → Isso gera duas hipóteses</text:span></text:p>
      <text:p text:style-name="P28">→<text:span text:style-name="T35"> Uma referência a uma senhora</text:span></text:p>
      <text:p text:style-name="P28">→<text:span text:style-name="T35"> A mais provável é considerar essa “senhora” e seus “filhos” a personificação de uma igreja local e de seus membros.</text:span></text:p>
      <text:list xml:id="list115026393637969" text:continue-numbering="true" text:style-name="Outline">
        <text:list-item>
          <text:list>
            <text:list-item>
              <text:h text:style-name="P53" text:outline-level="2">Propósito</text:h>
            </text:list-item>
          </text:list>
        </text:list-item>
      </text:list>
      <text:p text:style-name="P28">→<text:span text:style-name="T35"> A fim de previnir a senhora eleita a respeito dos falsos obreiros, mestres, </text:span><text:span text:style-name="T36">profetas e</text:span><text:span text:style-name="T35"> seminaristas </text:span><text:span text:style-name="T36">(opa) que perambulavam pelas igrejas.</text:span></text:p>
      <text:p text:style-name="P28">→<text:span text:style-name="T36"> Eles </text:span><text:span text:style-name="T18">distorciam as tradições </text:span><text:span text:style-name="T36">ao afirmar que Jesus Cristo não era um ser humano que veio em corpo.</text:span></text:p>
      <text:list xml:id="list115026821895809" text:continue-numbering="true" text:style-name="Outline">
        <text:list-item>
          <text:list>
            <text:list-item>
              <text:h text:style-name="P54" text:outline-level="2">Ênfase teológica</text:h>
            </text:list-item>
          </text:list>
        </text:list-item>
      </text:list>
      <text:p text:style-name="Text_20_body">→ Necessidade de se andar em amor</text:p>
      <text:p text:style-name="Text_20_body">→<text:span text:style-name="T38"> Alerta contra aqueles que negam tanto a natureza humana quanto divina de Cristo</text:span></text:p>
      <text:p text:style-name="P30"/>
      <text:list xml:id="list115025949572665" text:continue-numbering="true" text:style-name="Outline">
        <text:list-item>
          <text:h text:style-name="P34" text:outline-level="1">III JOÃO</text:h>
          <text:list>
            <text:list-item>
              <text:h text:style-name="P54" text:outline-level="2">Destinatário</text:h>
              <text:list>
                <text:list-item>
                  <text:h text:style-name="Heading_20_3" text:outline-level="3">Elogiar Gaio pela hospi<text:span text:style-name="T38">talidade que demonstrou para com os missionários enviado da parte do autor.</text:span></text:h>
                </text:list-item>
              </text:list>
            </text:list-item>
          </text:list>
        </text:list-item>
      </text:list>
      <text:p text:style-name="Text_20_body">→<text:span text:style-name="T38"> Estava comprometido com a verdade. Compromisso por meios práticos</text:span></text:p>
      <text:p text:style-name="Text_20_body">→<text:span text:style-name="T38"> Ele trabalhou em benefícios em benefícios dos missionários, apesar de não o conhecer</text:span></text:p>
      <text:list xml:id="list115026821551174" text:continue-numbering="true" text:style-name="Outline">
        <text:list-item>
          <text:list>
            <text:list-item>
              <text:list>
                <text:list-item>
                  <text:h text:style-name="P59" text:outline-level="3"><text:soft-page-break/>Fornecer razões por que gaio deve continuar demonstrando hospitalidade</text:h>
                </text:list-item>
              </text:list>
            </text:list-item>
          </text:list>
        </text:list-item>
      </text:list>
      <text:p text:style-name="Text_20_body">→<text:span text:style-name="T38"> Esses missionários deixaram suas casas por causa “do Nome”</text:span></text:p>
      <text:p text:style-name="Text_20_body">→<text:span text:style-name="T38"> Eles seguram uma estratégia em suas obras missionárias, a de não aceitar a hospitalidade dos não-crentes</text:span></text:p>
      <text:p text:style-name="Text_20_body">→<text:span text:style-name="T39"> Diótrifes, </text:span><text:span text:style-name="T19">liderança autoritária</text:span><text:span text:style-name="T39">.</text:span></text:p>
      <text:list xml:id="list115026001121795" text:continue-numbering="true" text:style-name="Outline">
        <text:list-item>
          <text:list>
            <text:list-item>
              <text:h text:style-name="P55" text:outline-level="2">Ênfase teológica</text:h>
            </text:list-item>
          </text:list>
        </text:list-item>
      </text:list>
      <text:p text:style-name="P31">→<text:span text:style-name="T39"> </text:span></text:p>
      <text:p text:style-name="P31">→<text:span text:style-name="T39"> </text:span></text:p>
      <text:p text:style-name="P31"/>
      <text:list xml:id="list115025547424226" text:continue-numbering="true" text:style-name="Outline">
        <text:list-item>
          <text:list>
            <text:list-item>
              <text:h text:style-name="Heading_20_2" text:outline-level="2"><text:span text:style-name="T39">Tema das epístolas de João</text:span> </text:h>
            </text:list-item>
          </text:list>
        </text:list-item>
      </text:list>
      <text:p text:style-name="Text_20_body"/>
      <text:p text:style-name="P29"># <text:span text:style-name="T37">Tá na hora de ir pra cozinha, OH NO.</text:span></text:p>
      <text:p text:style-name="P71"/>
      <text:list xml:id="list115026872606074" text:continue-numbering="true" text:style-name="Outline">
        <text:list-item>
          <text:h text:style-name="P39" text:outline-level="1"><text:span text:style-name="T40">Acopalipse – </text:span><text:span text:style-name="T41">Panorama</text:span></text:h>
        </text:list-item>
      </text:list>
      <text:p text:style-name="P72">Um livro altamente simbólico e enigmático.</text:p>
      <text:p text:style-name="P72"/>
      <text:p text:style-name="P73">Características gerais</text:p>
      <text:p text:style-name="P73">→ Símbologia apocalíptica</text:p>
      <text:p text:style-name="P73">→ “Apocalipse” deriva de “apokalupyis” <text:s/>→ revelação</text:p>
      <text:p text:style-name="P73">→ O livro é uma revelação divina. <text:span text:style-name="T14">Epístola</text:span><text:span text:style-name="T21"> para destinatários;</text:span><text:span text:style-name="T14"> Mensagem Profética</text:span></text:p>
      <text:p text:style-name="P73"><text:span text:style-name="T21">→ A obra gira em torno de quatro visões, marcada por “em espírito”</text:span></text:p>
      <text:list xml:id="list3980711027" text:style-name="L9">
        <text:list-item>
          <text:p text:style-name="P74"><text:span text:style-name="T21">A primeira visão foi na </text:span><text:span text:style-name="T14">Ilha </text:span><text:span text:style-name="T21">de Patmos.</text:span></text:p>
        </text:list-item>
        <text:list-item>
          <text:p text:style-name="P74"><text:span text:style-name="T21">A segunda visão foi nos </text:span><text:span text:style-name="T14">céus</text:span><text:span text:style-name="T21">, diante do trono de Deus</text:span></text:p>
        </text:list-item>
        <text:list-item>
          <text:p text:style-name="P74"><text:span text:style-name="T21">A terceira visão foi no </text:span><text:span text:style-name="T14">deserto</text:span><text:span text:style-name="T21">, Babilônia e a queda da babilônia</text:span></text:p>
        </text:list-item>
        <text:list-item>
          <text:p text:style-name="P76"><text:span text:style-name="T21">A quarta visão foi no </text:span><text:span text:style-name="T14">alto monte</text:span><text:span text:style-name="T21">, a nova Jerusalém adornada que desce do céu.</text:span></text:p>
        </text:list-item>
      </text:list>
      <text:p text:style-name="P75"><text:span text:style-name="T21">Há abundância de números</text:span></text:p>
      <text:p text:style-name="P75"><text:span text:style-name="T21">2, 3, 3 ½, 4, 5, 6, 7, 10, 12, 24, 42, 144, 666, 1000, 1260, 7000, 12.000, 1444.000</text:span></text:p>
      <text:p text:style-name="P75"><text:span text:style-name="T21"/></text:p>
      <text:p text:style-name="P77"><text:span text:style-name="T21">Local e destinatário</text:span></text:p>
      <text:p text:style-name="P77"><text:span text:style-name="T21">As 7 Igrejas a Ásia menor</text:span></text:p>
      <text:p text:style-name="P78"><text:span text:style-name="T21">7 Mensagens (não cartas)</text:span></text:p>
      <text:p text:style-name="P78"><text:span text:style-name="T21"/></text:p>
      <text:p text:style-name="P78"><text:span text:style-name="T21">Data</text:span></text:p>
      <text:p text:style-name="P78"><text:span text:style-name="T21">Escrito em 64-69 antes da destruição do templo sob o imperador </text:span><text:span text:style-name="T14">Nero</text:span></text:p>
      <text:p text:style-name="P78"><text:span text:style-name="T21">Escrito em 95 d.C durante o reinado do imperador </text:span><text:span text:style-name="T14">Domíciano </text:span><text:span text:style-name="T21">(81-96)</text:span></text:p>
      <text:p text:style-name="P78"><text:span text:style-name="T21">Gematria *</text:span></text:p>
      <text:p text:style-name="P79"><text:soft-page-break/><text:span text:style-name="T21">Ocasião</text:span></text:p>
      <text:p text:style-name="P79"><text:span text:style-name="T21">As igrejas da Ásia estavam com dois desagios sério</text:span><text:span text:style-name="T23">s</text:span></text:p>
      <text:list xml:id="list3323124901" text:style-name="L10">
        <text:list-item>
          <text:p text:style-name="P81"><text:span text:style-name="T24">Degradação Moral e Religiosa</text:span></text:p>
        </text:list-item>
        <text:list-item>
          <text:p text:style-name="P81"><text:span text:style-name="T24">Perseguição por conta dos cultos imperiais</text:span></text:p>
        </text:list-item>
      </text:list>
      <text:p text:style-name="P80"><text:span text:style-name="T21">Trium Virato* But Cesar, kinda died. Czar is now a thing.</text:span></text:p>
      <text:p text:style-name="P82"><text:span text:style-name="T21"/></text:p>
      <text:p text:style-name="P82"><text:span text:style-name="T21"><text:s/>Não especulações, mas esperança para as Igrejas</text:span></text:p>
      <text:p text:style-name="P82"><text:span text:style-name="T21"/></text:p>
      <text:p text:style-name="P83"><text:span text:style-name="T21">Propósito</text:span></text:p>
      <text:p text:style-name="P83"><text:span text:style-name="T21">Tratar com os desvios morais e religiosos das Igrejas da Ásia</text:span></text:p>
      <text:p text:style-name="P83"><text:span text:style-name="T21">Encorajar os crentes fiéis a resistir com firmeza às exigências de adoração ao imperador</text:span></text:p>
      <text:p text:style-name="P83"><text:span text:style-name="T21">Informar aos leitores que é iminente a batalha final, decisiva entre Deus e satanás…</text:span></text:p>
      <text:p text:style-name="P83"><text:span text:style-name="T21"/></text:p>
      <text:p text:style-name="P83"><text:span text:style-name="T21">Tema</text:span></text:p>
      <text:p text:style-name="P83"><text:span text:style-name="T21">A consumação do conflito dos sécul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1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2H32M23S</meta:editing-duration>
    <meta:editing-cycles>31</meta:editing-cycles>
    <meta:generator>LibreOffice/6.4.7.2$Linux_X86_64 LibreOffice_project/40$Build-2</meta:generator>
    <dc:date>2021-10-07T11:07:21.541350410</dc:date>
    <meta:document-statistic meta:table-count="0" meta:image-count="1" meta:object-count="0" meta:page-count="12" meta:paragraph-count="198" meta:word-count="1574" meta:character-count="8813" meta:non-whitespace-character-count="7451"/>
    <meta:template xlink:type="simple" xlink:actuate="onRequest" xlink:title="CTM_TEMPLATE" xlink:href="../../../../../Templates/CTM_TEMPLATE1.ott" meta:date="2021-09-30T09:08:26.769729599"/>
  </office:meta>
</office:document-meta>
</file>